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30d" officeooo:paragraph-rsid="001b730d"/>
    </style:style>
    <style:style style:name="P2" style:family="paragraph" style:parent-style-name="Standard">
      <style:text-properties fo:font-size="18pt" fo:font-weight="bold" officeooo:rsid="001b730d" officeooo:paragraph-rsid="001b730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rsid="001b730d" officeooo:paragraph-rsid="001b730d" style:font-weight-asian="bold" style:font-weight-complex="bold"/>
    </style:style>
    <style:style style:name="P4" style:family="paragraph" style:parent-style-name="Standard">
      <style:text-properties fo:font-weight="bold" officeooo:rsid="00256879" officeooo:paragraph-rsid="00256879" style:font-weight-asian="bold" style:font-weight-complex="bold"/>
    </style:style>
    <style:style style:name="P5" style:family="paragraph" style:parent-style-name="Standard">
      <style:text-properties officeooo:rsid="001b730d" officeooo:paragraph-rsid="001b730d"/>
    </style:style>
    <style:style style:name="P6" style:family="paragraph" style:parent-style-name="Standard">
      <style:text-properties officeooo:rsid="0027199e" officeooo:paragraph-rsid="0027199e"/>
    </style:style>
    <style:style style:name="P7" style:family="paragraph" style:parent-style-name="Standard">
      <style:text-properties fo:font-weight="normal" officeooo:rsid="00286678" officeooo:paragraph-rsid="00286678" style:font-weight-asian="normal" style:font-weight-complex="normal"/>
    </style:style>
    <style:style style:name="P8" style:family="paragraph" style:parent-style-name="Standard">
      <style:text-properties fo:font-weight="normal" officeooo:rsid="002a04fa" officeooo:paragraph-rsid="002a04fa" style:font-weight-asian="normal" style:font-weight-complex="normal"/>
    </style:style>
    <style:style style:name="P9" style:family="paragraph" style:parent-style-name="Standard">
      <style:text-properties fo:font-weight="normal" officeooo:rsid="002d4e3b" officeooo:paragraph-rsid="002d4e3b" style:font-weight-asian="normal" style:font-weight-complex="normal"/>
    </style:style>
    <style:style style:name="P10" style:family="paragraph" style:parent-style-name="Standard">
      <style:text-properties fo:font-weight="normal" officeooo:rsid="002f3d2d" officeooo:paragraph-rsid="002f3d2d" style:font-weight-asian="normal" style:font-weight-complex="normal"/>
    </style:style>
    <style:style style:name="P11" style:family="paragraph" style:parent-style-name="Standard">
      <style:text-properties fo:font-weight="normal" officeooo:rsid="002fe640" officeooo:paragraph-rsid="002fe640" style:font-weight-asian="normal" style:font-weight-complex="normal"/>
    </style:style>
    <style:style style:name="P12" style:family="paragraph" style:parent-style-name="Standard">
      <style:text-properties fo:font-weight="normal" officeooo:rsid="0031ec26" officeooo:paragraph-rsid="0031ec26" style:font-weight-asian="normal" style:font-weight-complex="normal"/>
    </style:style>
    <style:style style:name="P13" style:family="paragraph" style:parent-style-name="Standard">
      <style:text-properties fo:font-weight="normal" officeooo:rsid="0033f048" officeooo:paragraph-rsid="0033f0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b49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4a4c" style:font-weight-asian="normal" style:font-weight-complex="normal"/>
    </style:style>
    <style:style style:name="T5" style:family="text">
      <style:text-properties fo:font-weight="normal" officeooo:rsid="0022dadd" style:font-weight-asian="normal" style:font-weight-complex="normal"/>
    </style:style>
    <style:style style:name="T6" style:family="text">
      <style:text-properties fo:font-weight="normal" officeooo:rsid="00256879" style:font-weight-asian="normal" style:font-weight-complex="normal"/>
    </style:style>
    <style:style style:name="T7" style:family="text">
      <style:text-properties officeooo:rsid="0027f928"/>
    </style:style>
    <style:style style:name="T8" style:family="text">
      <style:text-properties officeooo:rsid="002a04fa"/>
    </style:style>
    <style:style style:name="T9" style:family="text">
      <style:text-properties officeooo:rsid="002ab89e"/>
    </style:style>
    <style:style style:name="T10" style:family="text">
      <style:text-properties officeooo:rsid="002b27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de entorno Web: HTML, CSS, Javascript y compañía.</text:p>
      <text:p text:style-name="P1"/>
      <text:p text:style-name="P1">Para facilitar la correción, hemos elaborado este pequeño documento en el que comentamos <text:span text:style-name="T2">algunas cositas para ayudar en la corrección.</text:span></text:p>
      <text:p text:style-name="P1"/>
      <text:p text:style-name="P6">En primer lugar, las páginas acabadas en 2.html (excepto memes2.html, que corresponde memes22.html) equivalen a las páginas que simulan que el usuario está “logeado” en la página.</text:p>
      <text:p text:style-name="P6"/>
      <text:p text:style-name="P6">Así mismo, las páginas <text:span text:style-name="T7">sin numero equivalen a una simulación en la que el usuario no está conectado.</text:span></text:p>
      <text:p text:style-name="P6"/>
      <text:p text:style-name="P1">La práctica fue realizada por Kevin Eliezer García Peña, Marta García Lui<text:span text:style-name="T7">s</text:span> y Daniel Paz Marcos.</text:p>
      <text:p text:style-name="P1"><text:line-break/><text:span text:style-name="T1">1.- HTML</text:span></text:p>
      <text:p text:style-name="P3"/>
      <text:p text:style-name="P3">- Estructura página web (hasta 2p.)</text:p>
      <text:p text:style-name="P3">- Elementos Cabecera HTML (hasta 3p.)</text:p>
      <text:p text:style-name="P3">- Elementos Cuerpo HTML (hasta 3p.)</text:p>
      <text:p text:style-name="P3">- Uso de HTML5 para control del formulario (hasta 2p.)</text:p>
      <text:p text:style-name="P3"><text:s/><text:line-break/>2.- CSS + Javascript</text:p>
      <text:p text:style-name="P3"/>
      <text:p text:style-name="P3">- Imágenes o imágenes de fondo (hasta 1p.)</text:p>
      <text:p text:style-name="P3"><text:tab/></text:p>
      <text:p text:style-name="P3"><text:tab/>- <text:span text:style-name="T4">En el index.html se utiliza una imagen de fondo para la noticia principal.</text:span></text:p>
      <text:p text:style-name="P3"><text:span text:style-name="T4"/></text:p>
      <text:p text:style-name="P3">- Colores, fuentes de texto, aspectos visuales personalizados (hasta 4p.)</text:p>
      <text:p text:style-name="P3"><text:tab/></text:p>
      <text:p text:style-name="P3"><text:span text:style-name="T3"><text:tab/>- </text:span><text:span text:style-name="T6">Todas estas modificaciones se hacen en el archivo style.css.</text:span></text:p>
      <text:p text:style-name="P3"><text:span text:style-name="T5"/></text:p>
      <text:p text:style-name="P4"><text:span text:style-name="T5">E</text:span><text:span text:style-name="T3">ntre ellas: se modifica el hover para las etiquetas &lt;a&gt;, el propio titulo de la pagina es una fuente sacada de google fonts, se sobrescribe los estilos de algunas clases de bootstrap, entre otros.</text:span></text:p>
      <text:p text:style-name="P3"><text:span text:style-name="T5"/></text:p>
      <text:p text:style-name="P3">- Comprobar el formato del email (hasta 2p.)</text:p>
      <text:p text:style-name="P3">- Otros elementos JavaScript (hasta 3p.)</text:p>
      <text:p text:style-name="P3"/>
      <text:p text:style-name="P7">Todo incluido en el fichero de jav<text:span text:style-name="T8">ascript.js</text:span></text:p>
      <text:p text:style-name="P7"/>
      <text:p text:style-name="P3">3.- Bootstrap</text:p>
      <text:p text:style-name="P3"/>
      <text:p text:style-name="P3">- Definición del grid con bootstrap para organizar la página (hasta 4p.)</text:p>
      <text:p text:style-name="P3">- Visualización de la página correcta en diferentes dispositivos y resoluciones (2p.)</text:p>
      <text:p text:style-name="P3">- Uso de otros elementos bootstrap (hasta 4p.)</text:p>
      <text:p text:style-name="P3"/>
      <text:p text:style-name="P8">Se utiliza una tabla de bootstrap <text:span text:style-name="T10">(social.html)</text:span>, <text:span text:style-name="T9">iconos de fontawesome (redes sociales, en el footer).</text:span></text:p>
      <text:p text:style-name="P8"/>
      <text:p text:style-name="P8"/>
      <text:p text:style-name="P8"/>
      <text:p text:style-name="P8"/>
      <text:p text:style-name="P8"/>
      <text:p text:style-name="P3"><text:soft-page-break/>5.- Firebase</text:p>
      <text:p text:style-name="P3"/>
      <text:p text:style-name="P3">- Autenticación de usuarios. (hasta 3p.)</text:p>
      <text:p text:style-name="P3">- Analytics. Añadir capturas. (hasta 2p.)</text:p>
      <text:p text:style-name="P3">- Otro/s servicio de Firebase, BBDD, Ads, Crashlytics, ... (hasta 5p.)</text:p>
      <text:p text:style-name="P3"><text:line-break/>6.- XML</text:p>
      <text:p text:style-name="P3"/>
      <text:p text:style-name="P3">- Sintaxis correcta: (hasta 5p.) </text:p>
      <text:p text:style-name="P3">- Longitud de datos suficiente: (+1p. hasta 6p.)</text:p>
      <text:p text:style-name="P3">- Inclusión de atributos: (+2p. hasta 8p.)</text:p>
      <text:p text:style-name="P3"/>
      <text:p text:style-name="P13">Añadido atributo “id” en cada usuario.</text:p>
      <text:p text:style-name="P13"/>
      <text:p text:style-name="P3">- Estructura de datos adecuada y lógica: (+2p. hasta 10p.)</text:p>
      <text:p text:style-name="P3"/>
      <text:p text:style-name="P9">El fichero es fichero_xml.xml.</text:p>
      <text:p text:style-name="P9"/>
      <text:p text:style-name="P3">7.- XSL</text:p>
      <text:p text:style-name="P3"/>
      <text:p text:style-name="P3">- Generación del fichero HTML a partir de la plantilla: (hasta 4p.)</text:p>
      <text:p text:style-name="P3">- Ha de contener AL MENOS (+4p. hasta 8p.) o ordenaciones, o condicionales, o formateo, cálculo y generación de datos numéricos, o operaciones sobre cadenas de caracteres.</text:p>
      <text:p text:style-name="P3">- Limpieza, claridad y elegancia de la codificación: (+2p. hasta 10p.)</text:p>
      <text:p text:style-name="P3"/>
      <text:p text:style-name="P10">Para el XSL se han creado dos ejemplo. Ambos se basan en la página de social.html.</text:p>
      <text:p text:style-name="P10"/>
      <text:p text:style-name="P11">El trozo de código de XSL se puede encontrar haciendo una búsqueda de “EJEMPLO XML”.</text:p>
      <text:p text:style-name="P11"/>
      <text:p text:style-name="P12">En el ejemplo 1, se genera la tabla de usuarios de la misma manera que están los datos guardados en el xml. </text:p>
      <text:p text:style-name="P12"/>
      <text:p text:style-name="P12">En el ejemplo 2, se hace lo mismo, pero se añade una columna nueva (total) que es la suma de otras dos columnas, y se realiza una concatenación u otra en el nombre del usuario según el número de “miaus” que ti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7:51:00.315487217</meta:creation-date>
    <dc:date>2018-12-27T23:21:54.433687286</dc:date>
    <meta:editing-duration>PT3H33M10S</meta:editing-duration>
    <meta:editing-cycles>26</meta:editing-cycles>
    <meta:generator>LibreOffice/6.1.3.2$Linux_X86_64 LibreOffice_project/10$Build-2</meta:generator>
    <meta:document-statistic meta:table-count="0" meta:image-count="0" meta:object-count="0" meta:page-count="2" meta:paragraph-count="45" meta:word-count="484" meta:character-count="2880" meta:non-whitespace-character-count="2429"/>
  </office:meta>
</office:document-meta>
</file>